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center" draw:textarea-vertical-align="middle"/>
    </style:style>
    <style:style style:name="gr2" style:family="graphic" style:parent-style-name="standard">
      <style:graphic-properties draw:fill="solid" draw:fill-color="#00ae00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0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1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6cm" fo:min-width="0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0.152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3deb3d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396cm"/>
    </style:style>
    <style:style style:name="gr12" style:family="graphic" style:parent-style-name="standard">
      <style:graphic-properties draw:fill-color="#ffff66" draw:textarea-horizontal-align="center" draw:textarea-vertical-align="middle"/>
    </style:style>
    <style:style style:name="gr1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1cm" fo:min-width="0.1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1.706cm" svg:height="0.853cm" svg:x="6.127cm" svg:y="4.314cm">
          <text:p text:style-name="P1"><text:span text:style-name="T1">CLIENT</text:span></text:p>
        </draw:rect>
        <draw:rect draw:style-name="gr1" draw:text-style-name="P2" xml:id="id3" draw:id="id3" draw:layer="layout" svg:width="1.705cm" svg:height="0.853cm" svg:x="13.52cm" svg:y="4.314cm">
          <text:p text:style-name="P1"><text:span text:style-name="T1">COMPTE</text:span></text:p>
        </draw:rect>
        <draw:rect draw:style-name="gr1" draw:text-style-name="P2" xml:id="id5" draw:id="id5" draw:layer="layout" svg:width="1.705cm" svg:height="0.853cm" svg:x="13.52cm" svg:y="8.579cm">
          <text:p text:style-name="P1"><text:span text:style-name="T1">FILIALE</text:span></text:p>
        </draw:rect>
        <draw:custom-shape draw:style-name="gr2" draw:text-style-name="P2" xml:id="id2" draw:id="id2" draw:layer="layout" svg:width="2.843cm" svg:height="1.421cm" svg:x="9.255cm" svg:y="4.03cm">
          <text:p text:style-name="P1"><text:span text:style-name="T1">POSSED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2.843cm" svg:height="1.422cm" svg:x="12.951cm" svg:y="6.19cm">
          <text:p text:style-name="P1"><text:span text:style-name="T1">GER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833cm" svg:y1="4.74cm" svg:x2="9.255cm" svg:y2="4.74cm" draw:start-shape="id1" draw:start-glue-point="1" draw:end-shape="id2" draw:end-glue-point="5" svg:d="m7833 4740h1422">
          <text:p/>
        </draw:connector>
        <draw:connector draw:style-name="gr3" draw:text-style-name="P1" draw:layer="layout" svg:x1="12.098cm" svg:y1="4.74cm" svg:x2="13.52cm" svg:y2="4.74cm" draw:start-shape="id2" draw:start-glue-point="7" draw:end-shape="id3" draw:end-glue-point="3" svg:d="m12098 4740h1422">
          <text:p/>
        </draw:connector>
        <draw:connector draw:style-name="gr3" draw:text-style-name="P1" draw:layer="layout" svg:x1="14.372cm" svg:y1="5.167cm" svg:x2="14.372cm" svg:y2="6.19cm" draw:start-shape="id3" draw:start-glue-point="2" draw:end-shape="id4" draw:end-glue-point="4" svg:d="m14372 5167v1023">
          <text:p/>
        </draw:connector>
        <draw:connector draw:style-name="gr3" draw:text-style-name="P1" draw:layer="layout" svg:x1="14.372cm" svg:y1="7.612cm" svg:x2="14.372cm" svg:y2="8.579cm" draw:start-shape="id4" draw:start-glue-point="6" draw:end-shape="id5" draw:end-glue-point="0" svg:d="m14372 7612v967">
          <text:p/>
        </draw:connector>
        <draw:frame draw:style-name="gr4" draw:text-style-name="P3" draw:layer="layout" svg:width="0.935cm" svg:height="0.645cm" svg:x="12.626cm" svg:y="4.08cm">
          <draw:text-box>
            <text:p><text:span text:style-name="T1">nc</text:span></text:p>
          </draw:text-box>
        </draw:frame>
        <draw:frame draw:style-name="gr5" draw:text-style-name="P3" draw:layer="layout" svg:width="1.068cm" svg:height="0.645cm" svg:x="7.948cm" svg:y="4.068cm">
          <draw:text-box>
            <text:p><text:span text:style-name="T1">nc</text:span></text:p>
          </draw:text-box>
        </draw:frame>
        <draw:frame draw:style-name="gr6" draw:text-style-name="P3" draw:layer="layout" svg:width="1.027cm" svg:height="0.645cm" svg:x="14.373cm" svg:y="5.188cm">
          <draw:text-box>
            <text:p><text:span text:style-name="T1">1</text:span></text:p>
          </draw:text-box>
        </draw:frame>
        <draw:frame draw:style-name="gr7" draw:text-style-name="P3" draw:layer="layout" svg:width="1.008cm" svg:height="0.645cm" svg:x="14.408cm" svg:y="7.823cm">
          <draw:text-box>
            <text:p><text:span text:style-name="T1">nc</text:span></text:p>
          </draw:text-box>
        </draw:frame>
        <draw:ellipse draw:style-name="gr8" draw:text-style-name="P4" xml:id="id8" draw:id="id8" draw:layer="layout" svg:width="1.99cm" svg:height="0.569cm" svg:x="3.569cm" svg:y="2.892cm">
          <text:p text:style-name="P1"><text:span text:style-name="T2">No_client</text:span></text:p>
        </draw:ellipse>
        <draw:ellipse draw:style-name="gr8" draw:text-style-name="P4" xml:id="id7" draw:id="id7" draw:layer="layout" svg:width="1.99cm" svg:height="0.568cm" svg:x="3cm" svg:y="4cm">
          <text:p text:style-name="P1"><text:span text:style-name="T3">Nom</text:span></text:p>
        </draw:ellipse>
        <draw:ellipse draw:style-name="gr8" draw:text-style-name="P4" xml:id="id6" draw:id="id6" draw:layer="layout" svg:width="1.991cm" svg:height="0.568cm" svg:x="3.284cm" svg:y="5.167cm">
          <text:p text:style-name="P1"><text:span text:style-name="T3">Prénom</text:span></text:p>
        </draw:ellipse>
        <draw:connector draw:style-name="gr3" draw:text-style-name="P1" draw:layer="layout" draw:type="line" svg:x1="5.275cm" svg:y1="5.451cm" svg:x2="6.127cm" svg:y2="4.74cm" draw:start-shape="id6" draw:start-glue-point="1" draw:end-shape="id1" svg:d="m5275 5451 852-711">
          <text:p/>
        </draw:connector>
        <draw:connector draw:style-name="gr3" draw:text-style-name="P1" draw:layer="layout" draw:type="line" svg:x1="4.99cm" svg:y1="4.284cm" svg:x2="6.127cm" svg:y2="4.74cm" draw:start-shape="id7" draw:start-glue-point="1" draw:end-shape="id1" draw:end-glue-point="3" svg:d="m4990 4284 1137 456">
          <text:p/>
        </draw:connector>
        <draw:connector draw:style-name="gr3" draw:text-style-name="P1" draw:layer="layout" draw:type="line" svg:x1="5.559cm" svg:y1="3.176cm" svg:x2="6.127cm" svg:y2="4.74cm" draw:start-shape="id8" draw:start-glue-point="1" draw:end-shape="id1" draw:end-glue-point="3" svg:d="m5559 3176 568 1564">
          <text:p/>
        </draw:connector>
        <draw:ellipse draw:style-name="gr8" draw:text-style-name="P4" xml:id="id11" draw:id="id11" draw:layer="layout" svg:width="1.991cm" svg:height="0.569cm" svg:x="10.676cm" svg:y="7.157cm">
          <text:p text:style-name="P1"><text:span text:style-name="T2">No_filiale</text:span></text:p>
        </draw:ellipse>
        <draw:ellipse draw:style-name="gr8" draw:text-style-name="P4" xml:id="id10" draw:id="id10" draw:layer="layout" svg:width="1.99cm" svg:height="0.569cm" svg:x="10.108cm" svg:y="8.294cm">
          <text:p text:style-name="P1"><text:span text:style-name="T3">No</text:span></text:p>
        </draw:ellipse>
        <draw:ellipse draw:style-name="gr8" draw:text-style-name="P4" xml:id="id9" draw:id="id9" draw:layer="layout" svg:width="1.99cm" svg:height="0.568cm" svg:x="10.392cm" svg:y="9.432cm">
          <text:p text:style-name="P1"><text:span text:style-name="T3">Ville</text:span></text:p>
        </draw:ellipse>
        <draw:connector draw:style-name="gr3" draw:text-style-name="P1" draw:layer="layout" draw:type="line" svg:x1="12.382cm" svg:y1="9.716cm" svg:x2="13.52cm" svg:y2="9.005cm" draw:start-shape="id9" draw:start-glue-point="1" draw:end-shape="id5" draw:end-glue-point="3" svg:d="m12382 9716 1138-711">
          <text:p/>
        </draw:connector>
        <draw:connector draw:style-name="gr3" draw:text-style-name="P1" draw:layer="layout" draw:type="line" svg:x1="12.098cm" svg:y1="8.578cm" svg:x2="13.52cm" svg:y2="9.005cm" draw:start-shape="id10" draw:start-glue-point="1" draw:end-shape="id5" draw:end-glue-point="3" svg:d="m12098 8578 1422 427">
          <text:p/>
        </draw:connector>
        <draw:connector draw:style-name="gr3" draw:text-style-name="P1" draw:layer="layout" draw:type="line" svg:x1="12.667cm" svg:y1="7.441cm" svg:x2="13.52cm" svg:y2="9.005cm" draw:start-shape="id11" draw:start-glue-point="1" draw:end-shape="id5" draw:end-glue-point="3" svg:d="m12667 7441 853 1564">
          <text:p/>
        </draw:connector>
        <draw:ellipse draw:style-name="gr8" draw:text-style-name="P4" xml:id="id14" draw:id="id14" draw:layer="layout" svg:width="1.991cm" svg:height="0.569cm" svg:x="12.382cm" svg:y="2.608cm">
          <text:p text:style-name="P1"><text:span text:style-name="T2">No_compte</text:span></text:p>
        </draw:ellipse>
        <draw:ellipse draw:style-name="gr8" draw:text-style-name="P4" xml:id="id13" draw:id="id13" draw:layer="layout" svg:width="3.5cm" svg:height="1cm" svg:x="14cm" svg:y="1.5cm">
          <text:p text:style-name="P1"><text:span text:style-name="T3">Date</text:span><text:span text:style-name="T2">_</text:span><text:span text:style-name="T3">Accès</text:span></text:p>
        </draw:ellipse>
        <draw:ellipse draw:style-name="gr8" draw:text-style-name="P4" xml:id="id12" draw:id="id12" draw:layer="layout" svg:width="1.99cm" svg:height="0.568cm" svg:x="15.51cm" svg:y="3.177cm">
          <text:p text:style-name="P1"><text:span text:style-name="T3">Montant</text:span></text:p>
        </draw:ellipse>
        <draw:connector draw:style-name="gr3" draw:text-style-name="P1" draw:layer="layout" draw:type="line" svg:x1="16.505cm" svg:y1="3.745cm" svg:x2="14.372cm" svg:y2="4.314cm" draw:start-shape="id12" draw:start-glue-point="2" draw:end-shape="id3" draw:end-glue-point="0" svg:d="m16505 3745-2133 569">
          <text:p/>
        </draw:connector>
        <draw:connector draw:style-name="gr3" draw:text-style-name="P1" draw:layer="layout" draw:type="line" svg:x1="15.75cm" svg:y1="2.5cm" svg:x2="14.372cm" svg:y2="4.314cm" draw:start-shape="id13" draw:start-glue-point="2" draw:end-shape="id3" draw:end-glue-point="0" svg:d="m15750 2500-1378 1814">
          <text:p/>
        </draw:connector>
        <draw:connector draw:style-name="gr3" draw:text-style-name="P1" draw:layer="layout" draw:type="line" svg:x1="13.377cm" svg:y1="3.177cm" svg:x2="14.372cm" svg:y2="4.314cm" draw:start-shape="id14" draw:start-glue-point="2" draw:end-shape="id3" draw:end-glue-point="0" svg:d="m13377 3177 995 1137">
          <text:p/>
        </draw:connector>
        <draw:rect draw:style-name="gr9" draw:text-style-name="P2" xml:id="id15" draw:id="id15" draw:layer="layout" svg:width="1.705cm" svg:height="0.853cm" svg:x="16.535cm" svg:y="17.692cm">
          <text:p text:style-name="P1"><text:span text:style-name="T1">Compte</text:span></text:p>
        </draw:rect>
        <draw:rect draw:style-name="gr9" draw:text-style-name="P2" xml:id="id17" draw:id="id17" draw:layer="layout" svg:width="1.705cm" svg:height="0.853cm" svg:x="16.535cm" svg:y="21.957cm">
          <text:p text:style-name="P1"><text:span text:style-name="T1">Filiale</text:span></text:p>
        </draw:rect>
        <draw:custom-shape draw:style-name="gr10" draw:text-style-name="P2" xml:id="id16" draw:id="id16" draw:layer="layout" svg:width="2.843cm" svg:height="1.422cm" svg:x="15.966cm" svg:y="19.568cm">
          <text:p text:style-name="P1"><text:span text:style-name="T1">gè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387cm" svg:y1="18.545cm" svg:x2="17.387cm" svg:y2="19.568cm" draw:start-shape="id15" draw:start-glue-point="2" draw:end-shape="id16" draw:end-glue-point="4" svg:d="m17387 18545v1023">
          <text:p/>
        </draw:connector>
        <draw:connector draw:style-name="gr3" draw:text-style-name="P1" draw:layer="layout" svg:x1="17.387cm" svg:y1="20.99cm" svg:x2="17.387cm" svg:y2="21.957cm" draw:start-shape="id16" draw:start-glue-point="6" draw:end-shape="id17" draw:end-glue-point="0" svg:d="m17387 20990v967">
          <text:p/>
        </draw:connector>
        <draw:frame draw:style-name="gr6" draw:text-style-name="P3" draw:layer="layout" svg:width="1.027cm" svg:height="0.645cm" svg:x="17.388cm" svg:y="18.566cm">
          <draw:text-box>
            <text:p><text:span text:style-name="T1">nc</text:span></text:p>
          </draw:text-box>
        </draw:frame>
        <draw:frame draw:style-name="gr7" draw:text-style-name="P3" draw:layer="layout" svg:width="0.723cm" svg:height="0.645cm" svg:x="17.523cm" svg:y="21.201cm">
          <draw:text-box>
            <text:p><text:span text:style-name="T1">1</text:span></text:p>
          </draw:text-box>
        </draw:frame>
        <draw:rect draw:style-name="gr9" draw:text-style-name="P2" draw:layer="layout" svg:width="1.705cm" svg:height="0.853cm" svg:x="11.433cm" svg:y="13.214cm">
          <text:p text:style-name="P1"><text:span text:style-name="T1">Comptes</text:span></text:p>
        </draw:rect>
        <draw:rect draw:style-name="gr9" draw:text-style-name="P2" xml:id="id18" draw:id="id18" draw:layer="layout" svg:width="1.706cm" svg:height="0.853cm" svg:x="5.009cm" svg:y="18.364cm">
          <text:p text:style-name="P1"><text:span text:style-name="T1">Client</text:span></text:p>
        </draw:rect>
        <draw:rect draw:style-name="gr9" draw:text-style-name="P2" xml:id="id20" draw:id="id20" draw:layer="layout" svg:width="1.705cm" svg:height="0.853cm" svg:x="12.402cm" svg:y="18.364cm">
          <text:p text:style-name="P1"><text:span text:style-name="T1">Compte</text:span></text:p>
        </draw:rect>
        <draw:custom-shape draw:style-name="gr10" draw:text-style-name="P2" xml:id="id19" draw:id="id19" draw:layer="layout" svg:width="2.843cm" svg:height="1.421cm" svg:x="8.137cm" svg:y="18.08cm">
          <text:p text:style-name="P1"><text:span text:style-name="T1">possè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715cm" svg:y1="18.79cm" svg:x2="8.137cm" svg:y2="18.79cm" draw:start-shape="id18" draw:start-glue-point="1" draw:end-shape="id19" draw:end-glue-point="5" svg:d="m6715 18790h1422">
          <text:p/>
        </draw:connector>
        <draw:connector draw:style-name="gr3" draw:text-style-name="P1" draw:layer="layout" svg:x1="10.98cm" svg:y1="18.79cm" svg:x2="12.402cm" svg:y2="18.79cm" draw:start-shape="id19" draw:start-glue-point="7" draw:end-shape="id20" draw:end-glue-point="3" svg:d="m10980 18790h1422">
          <text:p/>
        </draw:connector>
        <draw:frame draw:style-name="gr4" draw:text-style-name="P3" draw:layer="layout" svg:width="0.935cm" svg:height="0.645cm" svg:x="11.408cm" svg:y="18.164cm">
          <draw:text-box>
            <text:p><text:span text:style-name="T1">nc</text:span></text:p>
          </draw:text-box>
        </draw:frame>
        <draw:frame draw:style-name="gr5" draw:text-style-name="P3" draw:layer="layout" svg:width="0.501cm" svg:height="0.645cm" svg:x="6.83cm" svg:y="18.118cm">
          <draw:text-box>
            <text:p><text:span text:style-name="T1">n</text:span></text:p>
          </draw:text-box>
        </draw:frame>
        <draw:rect draw:style-name="gr9" draw:text-style-name="P2" xml:id="id21" draw:id="id21" draw:layer="layout" svg:width="1.705cm" svg:height="0.853cm" svg:x="6.445cm" svg:y="21.152cm">
          <text:p text:style-name="P1"><text:span text:style-name="T1">Employé</text:span></text:p>
        </draw:rect>
        <draw:rect draw:style-name="gr9" draw:text-style-name="P2" xml:id="id23" draw:id="id23" draw:layer="layout" svg:width="1.705cm" svg:height="0.853cm" svg:x="6.445cm" svg:y="25.417cm">
          <text:p text:style-name="P1"><text:span text:style-name="T1">Service</text:span></text:p>
        </draw:rect>
        <draw:custom-shape draw:style-name="gr10" draw:text-style-name="P2" xml:id="id22" draw:id="id22" draw:layer="layout" svg:width="2.843cm" svg:height="1.422cm" svg:x="5.876cm" svg:y="23.028cm">
          <text:p text:style-name="P1"><text:span text:style-name="T1">dirig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297cm" svg:y1="22.005cm" svg:x2="7.297cm" svg:y2="23.028cm" draw:start-shape="id21" draw:start-glue-point="2" draw:end-shape="id22" draw:end-glue-point="4" svg:d="m7297 22005v1023">
          <text:p/>
        </draw:connector>
        <draw:connector draw:style-name="gr3" draw:text-style-name="P1" draw:layer="layout" svg:x1="7.297cm" svg:y1="24.45cm" svg:x2="7.297cm" svg:y2="25.417cm" draw:start-shape="id22" draw:start-glue-point="6" draw:end-shape="id23" draw:end-glue-point="0" svg:d="m7297 24450v967">
          <text:p/>
        </draw:connector>
        <draw:frame draw:style-name="gr11" draw:text-style-name="P3" draw:layer="layout" svg:width="0.623cm" svg:height="0.645cm" svg:x="7.247cm" svg:y="24.824cm">
          <draw:text-box>
            <text:p><text:span text:style-name="T1">c</text:span></text:p>
          </draw:text-box>
        </draw:frame>
        <draw:frame draw:style-name="gr7" draw:text-style-name="P3" draw:layer="layout" svg:width="0.723cm" svg:height="0.645cm" svg:x="7.229cm" svg:y="21.998cm">
          <draw:text-box>
            <text:p><text:span text:style-name="T1">1</text:span></text:p>
          </draw:text-box>
        </draw:frame>
        <draw:rect draw:style-name="gr9" draw:text-style-name="P2" xml:id="id25" draw:id="id25" draw:layer="layout" svg:width="1.706cm" svg:height="0.853cm" svg:x="5.806cm" svg:y="13.372cm">
          <text:p text:style-name="P1"><text:span text:style-name="T1">Client</text:span></text:p>
        </draw:rect>
        <draw:ellipse draw:style-name="gr12" draw:text-style-name="P4" xml:id="id27" draw:id="id27" draw:layer="layout" svg:width="1.99cm" svg:height="0.569cm" svg:x="3.248cm" svg:y="11.95cm">
          <text:p text:style-name="P1"><text:span text:style-name="T2">no_client</text:span></text:p>
        </draw:ellipse>
        <draw:ellipse draw:style-name="gr12" draw:text-style-name="P4" xml:id="id26" draw:id="id26" draw:layer="layout" svg:width="1.99cm" svg:height="0.568cm" svg:x="2.679cm" svg:y="13.058cm">
          <text:p text:style-name="P1"><text:span text:style-name="T2">nom</text:span></text:p>
        </draw:ellipse>
        <draw:ellipse draw:style-name="gr12" draw:text-style-name="P4" xml:id="id24" draw:id="id24" draw:layer="layout" svg:width="1.991cm" svg:height="0.568cm" svg:x="2.963cm" svg:y="14.225cm">
          <text:p text:style-name="P1"><text:span text:style-name="T2">prénom</text:span></text:p>
        </draw:ellipse>
        <draw:connector draw:style-name="gr3" draw:text-style-name="P1" draw:layer="layout" draw:type="line" svg:x1="4.954cm" svg:y1="14.509cm" svg:x2="5.806cm" svg:y2="13.798cm" draw:start-shape="id24" draw:start-glue-point="1" draw:end-shape="id25" svg:d="m4954 14509 852-711">
          <text:p/>
        </draw:connector>
        <draw:connector draw:style-name="gr3" draw:text-style-name="P1" draw:layer="layout" draw:type="line" svg:x1="4.669cm" svg:y1="13.342cm" svg:x2="5.806cm" svg:y2="13.798cm" draw:start-shape="id26" draw:start-glue-point="1" draw:end-shape="id25" draw:end-glue-point="3" svg:d="m4669 13342 1137 456">
          <text:p/>
        </draw:connector>
        <draw:connector draw:style-name="gr3" draw:text-style-name="P1" draw:layer="layout" draw:type="line" svg:x1="5.238cm" svg:y1="12.234cm" svg:x2="5.806cm" svg:y2="13.798cm" draw:start-shape="id27" draw:start-glue-point="1" draw:end-shape="id25" draw:end-glue-point="3" svg:d="m5238 12234 568 1564">
          <text:p/>
        </draw:connector>
        <draw:rect draw:style-name="gr9" draw:text-style-name="P2" xml:id="id32" draw:id="id32" draw:layer="layout" svg:width="1.706cm" svg:height="0.853cm" svg:x="-13.033cm" svg:y="15.069cm">
          <text:p text:style-name="P1"><text:span text:style-name="T1">Client</text:span></text:p>
        </draw:rect>
        <draw:rect draw:style-name="gr9" draw:text-style-name="P2" xml:id="id28" draw:id="id28" draw:layer="layout" svg:width="1.705cm" svg:height="0.853cm" svg:x="-4.13cm" svg:y="14.845cm">
          <text:p text:style-name="P1"><text:span text:style-name="T1">Compte</text:span></text:p>
        </draw:rect>
        <draw:rect draw:style-name="gr9" draw:text-style-name="P2" xml:id="id30" draw:id="id30" draw:layer="layout" svg:width="1.705cm" svg:height="0.853cm" svg:x="-4.13cm" svg:y="19.11cm">
          <text:p text:style-name="P1"><text:span text:style-name="T1">Filiale</text:span></text:p>
        </draw:rect>
        <draw:custom-shape draw:style-name="gr10" draw:text-style-name="P2" xml:id="id39" draw:id="id39" draw:layer="layout" svg:width="2.843cm" svg:height="1.421cm" svg:x="-9.422cm" svg:y="15.676cm">
          <text:p text:style-name="P1"><text:span text:style-name="T1">possè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29" draw:id="id29" draw:layer="layout" svg:width="2.843cm" svg:height="1.422cm" svg:x="-4.699cm" svg:y="16.721cm">
          <text:p text:style-name="P1"><text:span text:style-name="T1">gè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-3.278cm" svg:y1="15.698cm" svg:x2="-3.278cm" svg:y2="16.721cm" draw:start-shape="id28" draw:start-glue-point="2" draw:end-shape="id29" draw:end-glue-point="4" svg:d="m-3278 15698v1023">
          <text:p/>
        </draw:connector>
        <draw:connector draw:style-name="gr3" draw:text-style-name="P1" draw:layer="layout" svg:x1="-3.278cm" svg:y1="18.143cm" svg:x2="-3.278cm" svg:y2="19.11cm" draw:start-shape="id29" draw:start-glue-point="6" draw:end-shape="id30" draw:end-glue-point="0" svg:d="m-3278 18143v967">
          <text:p/>
        </draw:connector>
        <draw:frame draw:style-name="gr4" draw:text-style-name="P3" draw:layer="layout" svg:width="0.935cm" svg:height="0.645cm" svg:x="-5.18cm" svg:y="15.544cm">
          <draw:text-box>
            <text:p><text:span text:style-name="T1">nc</text:span></text:p>
          </draw:text-box>
        </draw:frame>
        <draw:frame draw:style-name="gr5" draw:text-style-name="P3" draw:layer="layout" svg:width="0.501cm" svg:height="0.645cm" svg:x="-11.175cm" svg:y="15.81cm">
          <draw:text-box>
            <text:p><text:span text:style-name="T1">n</text:span></text:p>
          </draw:text-box>
        </draw:frame>
        <draw:frame draw:style-name="gr6" draw:text-style-name="P3" draw:layer="layout" svg:width="1.027cm" svg:height="0.645cm" svg:x="-3.277cm" svg:y="15.719cm">
          <draw:text-box>
            <text:p><text:span text:style-name="T1">nc</text:span></text:p>
          </draw:text-box>
        </draw:frame>
        <draw:frame draw:style-name="gr7" draw:text-style-name="P3" draw:layer="layout" svg:width="0.723cm" svg:height="0.645cm" svg:x="-3.142cm" svg:y="18.354cm">
          <draw:text-box>
            <text:p><text:span text:style-name="T1">1</text:span></text:p>
          </draw:text-box>
        </draw:frame>
        <draw:ellipse draw:style-name="gr12" draw:text-style-name="P4" xml:id="id34" draw:id="id34" draw:layer="layout" svg:width="1.99cm" svg:height="0.569cm" svg:x="-15.591cm" svg:y="13.647cm">
          <text:p text:style-name="P1"><text:span text:style-name="T2">no_client</text:span></text:p>
        </draw:ellipse>
        <draw:ellipse draw:style-name="gr12" draw:text-style-name="P4" xml:id="id33" draw:id="id33" draw:layer="layout" svg:width="1.99cm" svg:height="0.568cm" svg:x="-16.16cm" svg:y="14.755cm">
          <text:p text:style-name="P1"><text:span text:style-name="T2">nom</text:span></text:p>
        </draw:ellipse>
        <draw:ellipse draw:style-name="gr12" draw:text-style-name="P4" xml:id="id31" draw:id="id31" draw:layer="layout" svg:width="1.991cm" svg:height="0.568cm" svg:x="-15.876cm" svg:y="15.922cm">
          <text:p text:style-name="P1"><text:span text:style-name="T2">prénom</text:span></text:p>
        </draw:ellipse>
        <draw:connector draw:style-name="gr3" draw:text-style-name="P1" draw:layer="layout" draw:type="line" svg:x1="-13.885cm" svg:y1="16.206cm" svg:x2="-13.033cm" svg:y2="15.495cm" draw:start-shape="id31" draw:start-glue-point="1" draw:end-shape="id32" svg:d="m-13885 16206 852-711">
          <text:p/>
        </draw:connector>
        <draw:connector draw:style-name="gr3" draw:text-style-name="P1" draw:layer="layout" draw:type="line" svg:x1="-14.17cm" svg:y1="15.039cm" svg:x2="-13.033cm" svg:y2="15.495cm" draw:start-shape="id33" draw:start-glue-point="1" draw:end-shape="id32" draw:end-glue-point="3" svg:d="m-14170 15039 1137 456">
          <text:p/>
        </draw:connector>
        <draw:connector draw:style-name="gr3" draw:text-style-name="P1" draw:layer="layout" draw:type="line" svg:x1="-13.601cm" svg:y1="13.931cm" svg:x2="-13.033cm" svg:y2="15.495cm" draw:start-shape="id34" draw:start-glue-point="1" draw:end-shape="id32" draw:end-glue-point="3" svg:d="m-13601 13931 568 1564">
          <text:p/>
        </draw:connector>
        <draw:ellipse draw:style-name="gr12" draw:text-style-name="P4" xml:id="id37" draw:id="id37" draw:layer="layout" svg:width="1.991cm" svg:height="0.569cm" svg:x="-6.974cm" svg:y="17.688cm">
          <text:p text:style-name="P1"><text:span text:style-name="T2">no_filiale</text:span></text:p>
        </draw:ellipse>
        <draw:ellipse draw:style-name="gr12" draw:text-style-name="P4" xml:id="id36" draw:id="id36" draw:layer="layout" svg:width="1.99cm" svg:height="0.569cm" svg:x="-7.542cm" svg:y="18.825cm">
          <text:p text:style-name="P1"><text:span text:style-name="T2">no</text:span></text:p>
        </draw:ellipse>
        <draw:ellipse draw:style-name="gr12" draw:text-style-name="P4" xml:id="id35" draw:id="id35" draw:layer="layout" svg:width="1.99cm" svg:height="0.568cm" svg:x="-7.258cm" svg:y="19.963cm">
          <text:p text:style-name="P1"><text:span text:style-name="T2">ville</text:span></text:p>
        </draw:ellipse>
        <draw:connector draw:style-name="gr3" draw:text-style-name="P1" draw:layer="layout" draw:type="line" svg:x1="-5.268cm" svg:y1="20.247cm" svg:x2="-4.13cm" svg:y2="19.536cm" draw:start-shape="id35" draw:start-glue-point="1" draw:end-shape="id30" draw:end-glue-point="3" svg:d="m-5268 20247 1138-711">
          <text:p/>
        </draw:connector>
        <draw:connector draw:style-name="gr3" draw:text-style-name="P1" draw:layer="layout" draw:type="line" svg:x1="-5.552cm" svg:y1="19.109cm" svg:x2="-4.13cm" svg:y2="19.536cm" draw:start-shape="id36" draw:start-glue-point="1" draw:end-shape="id30" draw:end-glue-point="3" svg:d="m-5552 19109 1422 427">
          <text:p/>
        </draw:connector>
        <draw:connector draw:style-name="gr3" draw:text-style-name="P1" draw:layer="layout" draw:type="line" svg:x1="-4.983cm" svg:y1="17.972cm" svg:x2="-4.13cm" svg:y2="19.536cm" draw:start-shape="id37" draw:start-glue-point="1" draw:end-shape="id30" draw:end-glue-point="3" svg:d="m-4983 17972 853 1564">
          <text:p/>
        </draw:connector>
        <draw:ellipse draw:style-name="gr12" draw:text-style-name="P4" xml:id="id38" draw:id="id38" draw:layer="layout" svg:width="1.991cm" svg:height="0.569cm" svg:x="-4.243cm" svg:y="13.176cm">
          <text:p text:style-name="P1"><text:span text:style-name="T2">no_compte</text:span></text:p>
        </draw:ellipse>
        <draw:connector draw:style-name="gr3" draw:text-style-name="P1" draw:layer="layout" draw:type="line" svg:x1="-3.248cm" svg:y1="13.745cm" svg:x2="-3.278cm" svg:y2="14.845cm" draw:start-shape="id38" draw:start-glue-point="2" draw:end-shape="id28" draw:end-glue-point="0" svg:d="m-3248 13745-30 1100">
          <text:p/>
        </draw:connector>
        <draw:connector draw:style-name="gr3" draw:text-style-name="P1" draw:layer="layout" draw:type="line" svg:x1="-11.327cm" svg:y1="15.495cm" svg:x2="-9.422cm" svg:y2="16.386cm" draw:start-shape="id32" draw:start-glue-point="1" draw:end-shape="id39" draw:end-glue-point="5" svg:d="m-11327 15495 1905 891">
          <text:p/>
        </draw:connector>
        <draw:connector draw:style-name="gr3" draw:text-style-name="P1" draw:layer="layout" draw:type="line" svg:x1="-6.579cm" svg:y1="16.386cm" svg:x2="-4.13cm" svg:y2="15.271cm" draw:start-shape="id39" draw:start-glue-point="7" draw:end-shape="id28" svg:d="m-6579 16386 2449-1115">
          <text:p/>
        </draw:connector>
        <draw:custom-shape draw:style-name="gr13" draw:text-style-name="P2" xml:id="id40" draw:id="id40" draw:layer="layout" svg:width="2.843cm" svg:height="1.421cm" svg:x="-9.347cm" svg:y="13.755cm">
          <text:p text:style-name="P1"><text:span text:style-name="T1">accè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35cm" svg:height="0.645cm" svg:x="-5.274cm" svg:y="14.498cm">
          <draw:text-box>
            <text:p><text:span text:style-name="T1">nc</text:span></text:p>
          </draw:text-box>
        </draw:frame>
        <draw:frame draw:style-name="gr5" draw:text-style-name="P3" draw:layer="layout" svg:width="0.501cm" svg:height="0.645cm" svg:x="-11.006cm" svg:y="14.264cm">
          <draw:text-box>
            <text:p><text:span text:style-name="T1">n</text:span></text:p>
          </draw:text-box>
        </draw:frame>
        <draw:connector draw:style-name="gr3" draw:text-style-name="P1" draw:layer="layout" draw:type="line" svg:x1="-11.327cm" svg:y1="15.495cm" svg:x2="-9.347cm" svg:y2="14.465cm" draw:start-shape="id32" draw:start-glue-point="1" draw:end-shape="id40" draw:end-glue-point="5" svg:d="m-11327 15495 1980-1030">
          <text:p/>
        </draw:connector>
        <draw:connector draw:style-name="gr3" draw:text-style-name="P1" draw:layer="layout" draw:type="line" svg:x1="-6.504cm" svg:y1="14.465cm" svg:x2="-4.13cm" svg:y2="15.271cm" draw:start-shape="id40" draw:start-glue-point="7" draw:end-shape="id28" draw:end-glue-point="3" svg:d="m-6504 14465 2374 806">
          <text:p/>
        </draw:connector>
        <draw:ellipse draw:style-name="gr12" draw:text-style-name="P4" xml:id="id41" draw:id="id41" draw:layer="layout" svg:width="1.99cm" svg:height="0.568cm" svg:x="-10.228cm" svg:y="12.555cm">
          <text:p text:style-name="P1"><text:span text:style-name="T2">montant</text:span></text:p>
        </draw:ellipse>
        <draw:connector draw:style-name="gr3" draw:text-style-name="P1" draw:layer="layout" draw:type="line" svg:x1="-9.233cm" svg:y1="13.123cm" svg:x2="-7.926cm" svg:y2="13.755cm" draw:start-shape="id41" draw:start-glue-point="2" draw:end-shape="id40" draw:end-glue-point="4" svg:d="m-9233 13123 1307 632">
          <text:p/>
        </draw:connector>
        <draw:ellipse draw:style-name="gr12" draw:text-style-name="P4" xml:id="id42" draw:id="id42" draw:layer="layout" svg:width="1.99cm" svg:height="0.568cm" svg:x="-11.513cm" svg:y="13.264cm">
          <text:p text:style-name="P1"><text:span text:style-name="T2">type</text:span></text:p>
        </draw:ellipse>
        <draw:connector draw:style-name="gr3" draw:text-style-name="P1" draw:layer="layout" draw:type="line" svg:x1="-10.518cm" svg:y1="13.832cm" svg:x2="-7.926cm" svg:y2="13.755cm" draw:start-shape="id42" draw:start-glue-point="2" draw:end-shape="id40" draw:end-glue-point="4" svg:d="m-10518 13832 2592-77">
          <text:p/>
        </draw:connector>
        <draw:ellipse draw:style-name="gr12" draw:text-style-name="P4" xml:id="id43" draw:id="id43" draw:layer="layout" svg:width="2.7cm" svg:height="0.647cm" svg:x="-3.039cm" svg:y="13.823cm">
          <text:p text:style-name="P1"><text:span text:style-name="T2">montant_initial</text:span></text:p>
        </draw:ellipse>
        <draw:connector draw:style-name="gr3" draw:text-style-name="P1" draw:layer="layout" draw:type="line" svg:x1="-1.689cm" svg:y1="14.47cm" svg:x2="-3.278cm" svg:y2="14.845cm" draw:start-shape="id43" draw:start-glue-point="2" draw:end-shape="id28" draw:end-glue-point="0" svg:d="m-1689 14470-1589 375">
          <text:p/>
        </draw:connector>
        <draw:ellipse draw:style-name="gr12" draw:text-style-name="P4" xml:id="id44" draw:id="id44" draw:layer="layout" svg:width="2.533cm" svg:height="0.545cm" svg:x="-8.141cm" svg:y="12.776cm">
          <text:p text:style-name="P1"><text:span text:style-name="T2">date_accès</text:span></text:p>
        </draw:ellipse>
        <draw:connector draw:style-name="gr3" draw:text-style-name="P1" draw:layer="layout" draw:type="line" svg:x1="-6.875cm" svg:y1="13.321cm" svg:x2="-7.926cm" svg:y2="13.755cm" draw:start-shape="id44" draw:start-glue-point="2" draw:end-shape="id40" draw:end-glue-point="4" svg:d="m-6875 13321-1051 434">
          <text:p/>
        </draw:connector>
        <draw:rect draw:style-name="gr9" draw:text-style-name="P2" xml:id="id49" draw:id="id49" draw:layer="layout" svg:width="1.706cm" svg:height="0.853cm" svg:x="-13.314cm" svg:y="25.865cm">
          <text:p text:style-name="P1"><text:span text:style-name="T1">Client</text:span></text:p>
        </draw:rect>
        <draw:rect draw:style-name="gr9" draw:text-style-name="P2" xml:id="id45" draw:id="id45" draw:layer="layout" svg:width="1.705cm" svg:height="0.853cm" svg:x="-4.411cm" svg:y="25.641cm">
          <text:p text:style-name="P1"><text:span text:style-name="T1">Compte</text:span></text:p>
        </draw:rect>
        <draw:rect draw:style-name="gr9" draw:text-style-name="P2" xml:id="id47" draw:id="id47" draw:layer="layout" svg:width="1.705cm" svg:height="0.853cm" svg:x="-4.411cm" svg:y="29.906cm">
          <text:p text:style-name="P1"><text:span text:style-name="T1">Filiale</text:span></text:p>
        </draw:rect>
        <draw:custom-shape draw:style-name="gr10" draw:text-style-name="P2" xml:id="id56" draw:id="id56" draw:layer="layout" svg:width="2.843cm" svg:height="1.421cm" svg:x="-9.703cm" svg:y="26.472cm">
          <text:p text:style-name="P1"><text:span text:style-name="T1">possè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46" draw:id="id46" draw:layer="layout" svg:width="2.843cm" svg:height="1.422cm" svg:x="-4.98cm" svg:y="27.517cm">
          <text:p text:style-name="P1"><text:span text:style-name="T1">gè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-3.559cm" svg:y1="26.494cm" svg:x2="-3.559cm" svg:y2="27.517cm" draw:start-shape="id45" draw:start-glue-point="2" draw:end-shape="id46" draw:end-glue-point="4" svg:d="m-3559 26494v1023">
          <text:p/>
        </draw:connector>
        <draw:connector draw:style-name="gr3" draw:text-style-name="P1" draw:layer="layout" svg:x1="-3.559cm" svg:y1="28.939cm" svg:x2="-3.559cm" svg:y2="29.906cm" draw:start-shape="id46" draw:start-glue-point="6" draw:end-shape="id47" draw:end-glue-point="0" svg:d="m-3559 28939v967">
          <text:p/>
        </draw:connector>
        <draw:frame draw:style-name="gr4" draw:text-style-name="P3" draw:layer="layout" svg:width="0.935cm" svg:height="0.645cm" svg:x="-5.461cm" svg:y="26.34cm">
          <draw:text-box>
            <text:p><text:span text:style-name="T1">nc</text:span></text:p>
          </draw:text-box>
        </draw:frame>
        <draw:frame draw:style-name="gr5" draw:text-style-name="P3" draw:layer="layout" svg:width="0.501cm" svg:height="0.645cm" svg:x="-11.456cm" svg:y="26.606cm">
          <draw:text-box>
            <text:p><text:span text:style-name="T1">n</text:span></text:p>
          </draw:text-box>
        </draw:frame>
        <draw:frame draw:style-name="gr6" draw:text-style-name="P3" draw:layer="layout" svg:width="1.027cm" svg:height="0.645cm" svg:x="-3.591cm" svg:y="26.545cm">
          <draw:text-box>
            <text:p><text:span text:style-name="T1">nc</text:span></text:p>
          </draw:text-box>
        </draw:frame>
        <draw:frame draw:style-name="gr7" draw:text-style-name="P3" draw:layer="layout" svg:width="0.723cm" svg:height="0.645cm" svg:x="-3.538cm" svg:y="29.264cm">
          <draw:text-box>
            <text:p><text:span text:style-name="T1">1</text:span></text:p>
          </draw:text-box>
        </draw:frame>
        <draw:ellipse draw:style-name="gr12" draw:text-style-name="P4" xml:id="id51" draw:id="id51" draw:layer="layout" svg:width="1.99cm" svg:height="0.569cm" svg:x="-15.872cm" svg:y="24.443cm">
          <text:p text:style-name="P1"><text:span text:style-name="T2">no_client</text:span></text:p>
        </draw:ellipse>
        <draw:ellipse draw:style-name="gr12" draw:text-style-name="P4" xml:id="id50" draw:id="id50" draw:layer="layout" svg:width="1.99cm" svg:height="0.568cm" svg:x="-16.441cm" svg:y="25.551cm">
          <text:p text:style-name="P1"><text:span text:style-name="T2">nom</text:span></text:p>
        </draw:ellipse>
        <draw:ellipse draw:style-name="gr12" draw:text-style-name="P4" xml:id="id48" draw:id="id48" draw:layer="layout" svg:width="1.991cm" svg:height="0.568cm" svg:x="-16.157cm" svg:y="26.718cm">
          <text:p text:style-name="P1"><text:span text:style-name="T2">prénom</text:span></text:p>
        </draw:ellipse>
        <draw:connector draw:style-name="gr3" draw:text-style-name="P1" draw:layer="layout" draw:type="line" svg:x1="-14.166cm" svg:y1="27.002cm" svg:x2="-13.314cm" svg:y2="26.291cm" draw:start-shape="id48" draw:start-glue-point="1" draw:end-shape="id49" svg:d="m-14166 27002 852-711">
          <text:p/>
        </draw:connector>
        <draw:connector draw:style-name="gr3" draw:text-style-name="P1" draw:layer="layout" draw:type="line" svg:x1="-14.451cm" svg:y1="25.835cm" svg:x2="-13.314cm" svg:y2="26.291cm" draw:start-shape="id50" draw:start-glue-point="1" draw:end-shape="id49" draw:end-glue-point="3" svg:d="m-14451 25835 1137 456">
          <text:p/>
        </draw:connector>
        <draw:connector draw:style-name="gr3" draw:text-style-name="P1" draw:layer="layout" draw:type="line" svg:x1="-13.882cm" svg:y1="24.727cm" svg:x2="-13.314cm" svg:y2="26.291cm" draw:start-shape="id51" draw:start-glue-point="1" draw:end-shape="id49" draw:end-glue-point="3" svg:d="m-13882 24727 568 1564">
          <text:p/>
        </draw:connector>
        <draw:ellipse draw:style-name="gr12" draw:text-style-name="P4" xml:id="id54" draw:id="id54" draw:layer="layout" svg:width="1.991cm" svg:height="0.569cm" svg:x="-7.255cm" svg:y="28.484cm">
          <text:p text:style-name="P1"><text:span text:style-name="T2">no_filiale</text:span></text:p>
        </draw:ellipse>
        <draw:ellipse draw:style-name="gr12" draw:text-style-name="P4" xml:id="id53" draw:id="id53" draw:layer="layout" svg:width="1.99cm" svg:height="0.569cm" svg:x="-7.823cm" svg:y="29.621cm">
          <text:p text:style-name="P1"><text:span text:style-name="T2">no</text:span></text:p>
        </draw:ellipse>
        <draw:ellipse draw:style-name="gr12" draw:text-style-name="P4" xml:id="id52" draw:id="id52" draw:layer="layout" svg:width="1.99cm" svg:height="0.568cm" svg:x="-7.539cm" svg:y="30.759cm">
          <text:p text:style-name="P1"><text:span text:style-name="T2">ville</text:span></text:p>
        </draw:ellipse>
        <draw:connector draw:style-name="gr3" draw:text-style-name="P1" draw:layer="layout" draw:type="line" svg:x1="-5.549cm" svg:y1="31.043cm" svg:x2="-4.411cm" svg:y2="30.332cm" draw:start-shape="id52" draw:start-glue-point="1" draw:end-shape="id47" draw:end-glue-point="3" svg:d="m-5549 31043 1138-711">
          <text:p/>
        </draw:connector>
        <draw:connector draw:style-name="gr3" draw:text-style-name="P1" draw:layer="layout" draw:type="line" svg:x1="-5.833cm" svg:y1="29.905cm" svg:x2="-4.411cm" svg:y2="30.332cm" draw:start-shape="id53" draw:start-glue-point="1" draw:end-shape="id47" draw:end-glue-point="3" svg:d="m-5833 29905 1422 427">
          <text:p/>
        </draw:connector>
        <draw:connector draw:style-name="gr3" draw:text-style-name="P1" draw:layer="layout" draw:type="line" svg:x1="-5.264cm" svg:y1="28.768cm" svg:x2="-4.411cm" svg:y2="30.332cm" draw:start-shape="id54" draw:start-glue-point="1" draw:end-shape="id47" draw:end-glue-point="3" svg:d="m-5264 28768 853 1564">
          <text:p/>
        </draw:connector>
        <draw:ellipse draw:style-name="gr12" draw:text-style-name="P4" xml:id="id55" draw:id="id55" draw:layer="layout" svg:width="1.991cm" svg:height="0.569cm" svg:x="-5.457cm" svg:y="24.254cm">
          <text:p text:style-name="P1"><text:span text:style-name="T2">no_compte</text:span></text:p>
        </draw:ellipse>
        <draw:connector draw:style-name="gr3" draw:text-style-name="P1" draw:layer="layout" draw:type="line" svg:x1="-4.462cm" svg:y1="24.823cm" svg:x2="-3.559cm" svg:y2="25.641cm" draw:start-shape="id55" draw:start-glue-point="2" draw:end-shape="id45" draw:end-glue-point="0" svg:d="m-4462 24823 903 818">
          <text:p/>
        </draw:connector>
        <draw:connector draw:style-name="gr3" draw:text-style-name="P1" draw:layer="layout" draw:type="line" svg:x1="-11.608cm" svg:y1="26.291cm" svg:x2="-9.703cm" svg:y2="27.182cm" draw:start-shape="id49" draw:start-glue-point="1" draw:end-shape="id56" draw:end-glue-point="5" svg:d="m-11608 26291 1905 891">
          <text:p/>
        </draw:connector>
        <draw:connector draw:style-name="gr3" draw:text-style-name="P1" draw:layer="layout" draw:type="line" svg:x1="-6.86cm" svg:y1="27.182cm" svg:x2="-4.411cm" svg:y2="26.067cm" draw:start-shape="id56" draw:start-glue-point="7" draw:end-shape="id45" svg:d="m-6860 27182 2449-1115">
          <text:p/>
        </draw:connector>
        <draw:custom-shape draw:style-name="gr10" draw:text-style-name="P2" xml:id="id57" draw:id="id57" draw:layer="layout" svg:width="2.843cm" svg:height="1.421cm" svg:x="-9.628cm" svg:y="24.551cm">
          <text:p text:style-name="P1"><text:span text:style-name="T1">accè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35cm" svg:height="0.645cm" svg:x="-5.555cm" svg:y="25.294cm">
          <draw:text-box>
            <text:p><text:span text:style-name="T1">nc</text:span></text:p>
          </draw:text-box>
        </draw:frame>
        <draw:frame draw:style-name="gr5" draw:text-style-name="P3" draw:layer="layout" svg:width="0.501cm" svg:height="0.645cm" svg:x="-11.287cm" svg:y="25.06cm">
          <draw:text-box>
            <text:p><text:span text:style-name="T1">n</text:span></text:p>
          </draw:text-box>
        </draw:frame>
        <draw:connector draw:style-name="gr3" draw:text-style-name="P1" draw:layer="layout" draw:type="line" svg:x1="-11.608cm" svg:y1="26.291cm" svg:x2="-9.628cm" svg:y2="25.261cm" draw:start-shape="id49" draw:start-glue-point="1" draw:end-shape="id57" draw:end-glue-point="5" svg:d="m-11608 26291 1980-1030">
          <text:p/>
        </draw:connector>
        <draw:connector draw:style-name="gr3" draw:text-style-name="P1" draw:layer="layout" draw:type="line" svg:x1="-6.785cm" svg:y1="25.261cm" svg:x2="-4.411cm" svg:y2="26.067cm" draw:start-shape="id57" draw:start-glue-point="7" draw:end-shape="id45" draw:end-glue-point="3" svg:d="m-6785 25261 2374 806">
          <text:p/>
        </draw:connector>
        <draw:ellipse draw:style-name="gr12" draw:text-style-name="P4" xml:id="id58" draw:id="id58" draw:layer="layout" svg:width="1.99cm" svg:height="0.568cm" svg:x="-10.202cm" svg:y="23.422cm">
          <text:p text:style-name="P1"><text:span text:style-name="T2">montant</text:span></text:p>
        </draw:ellipse>
        <draw:connector draw:style-name="gr3" draw:text-style-name="P1" draw:layer="layout" draw:type="line" svg:x1="-9.207cm" svg:y1="23.99cm" svg:x2="-8.207cm" svg:y2="24.551cm" draw:start-shape="id58" draw:start-glue-point="2" draw:end-shape="id57" draw:end-glue-point="4" svg:d="m-9207 23990 1000 561">
          <text:p/>
        </draw:connector>
        <draw:ellipse draw:style-name="gr12" draw:text-style-name="P4" xml:id="id59" draw:id="id59" draw:layer="layout" svg:width="1.99cm" svg:height="0.568cm" svg:x="-11.794cm" svg:y="24.06cm">
          <text:p text:style-name="P1"><text:span text:style-name="T2">type</text:span></text:p>
        </draw:ellipse>
        <draw:connector draw:style-name="gr3" draw:text-style-name="P1" draw:layer="layout" draw:type="line" svg:x1="-10.799cm" svg:y1="24.628cm" svg:x2="-8.207cm" svg:y2="24.551cm" draw:start-shape="id59" draw:start-glue-point="2" draw:end-shape="id57" draw:end-glue-point="4" svg:d="m-10799 24628 2592-77">
          <text:p/>
        </draw:connector>
        <draw:ellipse draw:style-name="gr12" draw:text-style-name="P4" xml:id="id60" draw:id="id60" draw:layer="layout" svg:width="2.599cm" svg:height="0.654cm" svg:x="-3.808cm" svg:y="23.583cm">
          <text:p text:style-name="P1"><text:span text:style-name="T2">montant_initial</text:span></text:p>
        </draw:ellipse>
        <draw:connector draw:style-name="gr3" draw:text-style-name="P1" draw:layer="layout" draw:type="line" svg:x1="-2.509cm" svg:y1="24.237cm" svg:x2="-3.559cm" svg:y2="25.641cm" draw:start-shape="id60" draw:start-glue-point="2" draw:end-shape="id45" draw:end-glue-point="0" svg:d="m-2509 24237-1050 1404">
          <text:p/>
        </draw:connector>
        <draw:ellipse draw:style-name="gr12" draw:text-style-name="P4" xml:id="id61" draw:id="id61" draw:layer="layout" svg:width="2.533cm" svg:height="0.545cm" svg:x="-2.854cm" svg:y="24.613cm">
          <text:p text:style-name="P1"><text:span text:style-name="T2">date_accès</text:span></text:p>
        </draw:ellipse>
        <draw:connector draw:style-name="gr3" draw:text-style-name="P1" draw:layer="layout" draw:type="line" svg:x1="-1.588cm" svg:y1="25.158cm" svg:x2="-3.559cm" svg:y2="25.641cm" draw:start-shape="id61" draw:start-glue-point="2" draw:end-shape="id45" draw:end-glue-point="0" svg:d="m-1588 25158-1971 483">
          <text:p/>
        </draw:connector>
        <draw:rect draw:style-name="gr9" draw:text-style-name="P2" xml:id="id63" draw:id="id63" draw:layer="layout" svg:width="1.706cm" svg:height="0.853cm" svg:x="-15cm" svg:y="2.079cm">
          <text:p text:style-name="P1"><text:span text:style-name="T1">Client</text:span></text:p>
        </draw:rect>
        <draw:rect draw:style-name="gr9" draw:text-style-name="P2" xml:id="id67" draw:id="id67" draw:layer="layout" svg:width="1.705cm" svg:height="0.853cm" svg:x="-6.928cm" svg:y="2.068cm">
          <text:p text:style-name="P1"><text:span text:style-name="T1">Filiale</text:span></text:p>
        </draw:rect>
        <draw:custom-shape draw:style-name="gr2" draw:text-style-name="P2" xml:id="id71" draw:id="id71" draw:layer="layout" svg:width="2.843cm" svg:height="1.421cm" svg:x="-11.622cm" svg:y="1.82cm">
          <text:p text:style-name="P1"><text:span text:style-name="T1">comp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35cm" svg:height="0.645cm" svg:x="-9.345cm" svg:y="4.487cm">
          <draw:text-box>
            <text:p><text:span text:style-name="T1">nc</text:span></text:p>
          </draw:text-box>
        </draw:frame>
        <draw:frame draw:style-name="gr14" draw:text-style-name="P3" draw:layer="layout" svg:width="1.515cm" svg:height="0.645cm" svg:x="-13.208cm" svg:y="1.764cm">
          <draw:text-box>
            <text:p><text:span text:style-name="T1">nc</text:span></text:p>
          </draw:text-box>
        </draw:frame>
        <draw:ellipse draw:style-name="gr12" draw:text-style-name="P4" xml:id="id65" draw:id="id65" draw:layer="layout" svg:width="1.99cm" svg:height="0.569cm" svg:x="-17.431cm" svg:y="0.657cm">
          <text:p text:style-name="P1"><text:span text:style-name="T2">no_client</text:span></text:p>
        </draw:ellipse>
        <draw:ellipse draw:style-name="gr12" draw:text-style-name="P4" xml:id="id64" draw:id="id64" draw:layer="layout" svg:width="1.99cm" svg:height="0.568cm" svg:x="-18cm" svg:y="1.765cm">
          <text:p text:style-name="P1"><text:span text:style-name="T2">nom</text:span></text:p>
        </draw:ellipse>
        <draw:ellipse draw:style-name="gr12" draw:text-style-name="P4" xml:id="id62" draw:id="id62" draw:layer="layout" svg:width="1.991cm" svg:height="0.568cm" svg:x="-17.716cm" svg:y="2.932cm">
          <text:p text:style-name="P1"><text:span text:style-name="T2">prénom</text:span></text:p>
        </draw:ellipse>
        <draw:connector draw:style-name="gr3" draw:text-style-name="P1" draw:layer="layout" draw:type="line" svg:x1="-15.725cm" svg:y1="3.216cm" svg:x2="-15cm" svg:y2="2.505cm" draw:start-shape="id62" draw:start-glue-point="1" draw:end-shape="id63" svg:d="m-15725 3216 725-711">
          <text:p/>
        </draw:connector>
        <draw:connector draw:style-name="gr3" draw:text-style-name="P1" draw:layer="layout" draw:type="line" svg:x1="-16.01cm" svg:y1="2.049cm" svg:x2="-15cm" svg:y2="2.505cm" draw:start-shape="id64" draw:start-glue-point="1" draw:end-shape="id63" draw:end-glue-point="3" svg:d="m-16010 2049 1010 456">
          <text:p/>
        </draw:connector>
        <draw:connector draw:style-name="gr3" draw:text-style-name="P1" draw:layer="layout" draw:type="line" svg:x1="-15.441cm" svg:y1="0.941cm" svg:x2="-15cm" svg:y2="2.505cm" draw:start-shape="id65" draw:start-glue-point="1" draw:end-shape="id63" draw:end-glue-point="3" svg:d="m-15441 941 441 1564">
          <text:p/>
        </draw:connector>
        <draw:ellipse draw:style-name="gr12" draw:text-style-name="P4" xml:id="id69" draw:id="id69" draw:layer="layout" svg:width="1.991cm" svg:height="0.569cm" svg:x="-4.223cm" svg:y="2.208cm">
          <text:p text:style-name="P1"><text:span text:style-name="T2">no_filiale</text:span></text:p>
        </draw:ellipse>
        <draw:ellipse draw:style-name="gr12" draw:text-style-name="P4" xml:id="id68" draw:id="id68" draw:layer="layout" svg:width="1.99cm" svg:height="0.569cm" svg:x="-5cm" svg:y="3.408cm">
          <text:p text:style-name="P1"><text:span text:style-name="T2">no</text:span></text:p>
        </draw:ellipse>
        <draw:ellipse draw:style-name="gr12" draw:text-style-name="P4" xml:id="id66" draw:id="id66" draw:layer="layout" svg:width="1.99cm" svg:height="0.881cm" svg:x="-5cm" svg:y="0.747cm">
          <text:p text:style-name="P1"><text:span text:style-name="T2">ville</text:span></text:p>
        </draw:ellipse>
        <draw:connector draw:style-name="gr3" draw:text-style-name="P1" draw:layer="layout" draw:type="line" svg:x1="-4.005cm" svg:y1="1.628cm" svg:x2="-5.223cm" svg:y2="2.494cm" draw:start-shape="id66" draw:start-glue-point="2" draw:end-shape="id67" draw:end-glue-point="1" svg:d="m-4005 1628-1218 866">
          <text:p/>
        </draw:connector>
        <draw:connector draw:style-name="gr3" draw:text-style-name="P1" draw:layer="layout" draw:type="line" svg:x1="-4.005cm" svg:y1="3.408cm" svg:x2="-5.223cm" svg:y2="2.494cm" draw:start-shape="id68" draw:start-glue-point="0" draw:end-shape="id67" draw:end-glue-point="1" svg:d="m-4005 3408-1218-914">
          <text:p/>
        </draw:connector>
        <draw:connector draw:style-name="gr3" draw:text-style-name="P1" draw:layer="layout" draw:type="line" svg:x1="-4.223cm" svg:y1="2.492cm" svg:x2="-5.223cm" svg:y2="2.494cm" draw:start-shape="id69" draw:start-glue-point="3" draw:end-shape="id67" draw:end-glue-point="1" svg:d="m-4223 2492-1000 2">
          <text:p/>
        </draw:connector>
        <draw:ellipse draw:style-name="gr12" draw:text-style-name="P4" xml:id="id72" draw:id="id72" draw:layer="layout" svg:width="3.5cm" svg:height="1cm" svg:x="-11.918cm" svg:y="4.333cm">
          <text:p text:style-name="P1"><text:span text:style-name="T2">date_accès</text:span></text:p>
        </draw:ellipse>
        <draw:ellipse draw:style-name="gr12" draw:text-style-name="P4" xml:id="id70" draw:id="id70" draw:layer="layout" svg:width="1.99cm" svg:height="0.568cm" svg:x="-11.217cm" svg:y="0cm">
          <text:p text:style-name="P1"><text:span text:style-name="T2">montant</text:span></text:p>
        </draw:ellipse>
        <draw:connector draw:style-name="gr3" draw:text-style-name="P1" draw:layer="layout" draw:type="line" svg:x1="-10.222cm" svg:y1="0.568cm" svg:x2="-10.201cm" svg:y2="1.82cm" draw:start-shape="id70" draw:start-glue-point="2" draw:end-shape="id71" draw:end-glue-point="4" svg:d="m-10222 568 21 1252">
          <text:p/>
        </draw:connector>
        <draw:connector draw:style-name="gr3" draw:text-style-name="P1" draw:layer="layout" draw:type="line" svg:x1="-10.168cm" svg:y1="4.333cm" svg:x2="-10.201cm" svg:y2="3.241cm" draw:start-shape="id72" draw:start-glue-point="0" draw:end-shape="id71" draw:end-glue-point="6" svg:d="m-10168 4333-33-1092">
          <text:p/>
        </draw:connector>
        <draw:connector draw:style-name="gr3" draw:text-style-name="P1" draw:layer="layout" draw:type="line" svg:x1="-13.294cm" svg:y1="2.505cm" svg:x2="-11.622cm" svg:y2="2.53cm" draw:start-shape="id63" draw:start-glue-point="1" draw:end-shape="id71" draw:end-glue-point="5" svg:d="m-13294 2505 1672 25">
          <text:p/>
        </draw:connector>
        <draw:connector draw:style-name="gr3" draw:text-style-name="P1" draw:layer="layout" draw:type="line" svg:x1="-6.928cm" svg:y1="2.494cm" svg:x2="-8.779cm" svg:y2="2.53cm" draw:start-shape="id67" draw:start-glue-point="3" draw:end-shape="id71" draw:end-glue-point="7" svg:d="m-6928 2494-1851 36">
          <text:p/>
        </draw:connector>
        <draw:frame draw:style-name="gr14" draw:text-style-name="P3" draw:layer="layout" svg:width="0.905cm" svg:height="0.645cm" svg:x="-7.95cm" svg:y="2.647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23T17:20:05.95</meta:creation-date>
    <dc:date>2011-11-14T21:08:05</dc:date>
    <meta:editing-duration>PT5H22M</meta:editing-duration>
    <meta:editing-cycles>10</meta:editing-cycles>
    <meta:generator>LibreOffice/3.4$Unix LibreOffice_project/340m1$Build-203</meta:generator>
    <dc:creator>Jérôme Charrière</dc:creator>
    <meta:document-statistic meta:object-count="164"/>
  </office:meta>
</office:document-meta>
</file>